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3882165413623153" text:style-name="L1">
        <text:list-item>
          <text:p text:style-name="P1">Introduction</text:p>
          <text:list>
            <text:list-item>
              <text:p text:style-name="P1">AI in Videogames</text:p>
            </text:list-item>
          </text:list>
        </text:list-item>
        <text:list-item>
          <text:p text:style-name="P1"><text:s/>Approaches to Artificial Intelligence in Videogames</text:p>
          <text:list>
            <text:list-item>
              <text:p text:style-name="P1">Finite State Machines</text:p>
            </text:list-item>
            <text:list-item>
              <text:p text:style-name="P1">Behaviour trees</text:p>
            </text:list-item>
            <text:list-item>
              <text:p text:style-name="P1">Planners</text:p>
            </text:list-item>
            <text:list-item>
              <text:p text:style-name="P1">Neural Networks</text:p>
            </text:list-item>
          </text:list>
        </text:list-item>
        <text:list-item>
          <text:p text:style-name="P1">Pathfinding Algorythms</text:p>
          <text:list>
            <text:list-item>
              <text:p text:style-name="P1">A*</text:p>
            </text:list-item>
            <text:list-item>
              <text:p text:style-name="P1">Dynamic A* apporaches</text:p>
            </text:list-item>
          </text:list>
        </text:list-item>
        <text:list-item>
          <text:p text:style-name="P1">Raycasting </text:p>
        </text:list-item>
        <text:list-item>
          <text:p text:style-name="P1">Experiment</text:p>
          <text:list>
            <text:list-item>
              <text:p text:style-name="P1">Setup</text:p>
            </text:list-item>
            <text:list-item>
              <text:p text:style-name="P1">Results</text:p>
            </text:list-item>
            <text:list-item>
              <text:p text:style-name="P1">Interpretation</text:p>
            </text:list-item>
          </text:list>
        </text:list-item>
      </text:list>
      <text:p text:style-name="Standard"/>
      <text:p text:style-name="Standard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08T17:08:44.51</meta:creation-date>
    <dc:date>2015-05-08T17:28:08.63</dc:date>
    <meta:editing-duration>PT4M13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6" meta:word-count="44" meta:character-count="298"/>
  </office:meta>
</office:document-meta>
</file>